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2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tsOfData1" table:style-name="ta1">
        <table:shapes>
          <draw:frame draw:z-index="0" draw:style-name="gr1" draw:text-style-name="P1" svg:width="15.999cm" svg:height="8.999cm" svg:x="27.828cm" svg:y="4.137cm">
            <draw:object draw:notify-on-update-of-ranges="lotsOfData1.H3:lotsOfData1.H19 lotsOfData1.E3:lotsOfData1.E19 lotsOfData1.E21:lotsOfData1.E37 lotsOfData1.H21:lotsOfData1.H37 lotsOfData1.E39:lotsOfData1.E55 lotsOfData1.H39:lotsOfData1.H55 lotsOfData1.E57:lotsOfData1.E73 lotsOfData1.H57:lotsOfData1.H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size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3357319.428719" calcext:value-type="float">
            <text:p>253357319.428719</text:p>
          </table:table-cell>
          <table:table-cell office:value-type="float" office:value="763482.005094" calcext:value-type="float">
            <text:p>763482.005094</text:p>
          </table:table-cell>
          <table:table-cell office:value-type="string" calcext:value-type="string">
            <text:p>ops/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56805.232146" calcext:value-type="float">
            <text:p>1056805.232146</text:p>
          </table:table-cell>
          <table:table-cell office:value-type="float" office:value="698.805801" calcext:value-type="float">
            <text:p>698.805801</text:p>
          </table:table-cell>
          <table:table-cell office:value-type="string" calcext:value-type="string">
            <text:p>ops/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0842.941086" calcext:value-type="float">
            <text:p>520842.941086</text:p>
          </table:table-cell>
          <table:table-cell office:value-type="float" office:value="462.541334" calcext:value-type="float">
            <text:p>462.541334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46080.767191" calcext:value-type="float">
            <text:p>346080.767191</text:p>
          </table:table-cell>
          <table:table-cell office:value-type="float" office:value="85.41439" calcext:value-type="float">
            <text:p>85.41439</text:p>
          </table:table-cell>
          <table:table-cell office:value-type="string" calcext:value-type="string">
            <text:p>ops/s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8716.574838" calcext:value-type="float">
            <text:p>258716.574838</text:p>
          </table:table-cell>
          <table:table-cell office:value-type="float" office:value="33.341187" calcext:value-type="float">
            <text:p>33.341187</text:p>
          </table:table-cell>
          <table:table-cell office:value-type="string" calcext:value-type="string">
            <text:p>ops/s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6458.298728" calcext:value-type="float">
            <text:p>206458.298728</text:p>
          </table:table-cell>
          <table:table-cell office:value-type="float" office:value="37.441269" calcext:value-type="float">
            <text:p>37.441269</text:p>
          </table:table-cell>
          <table:table-cell office:value-type="string" calcext:value-type="string">
            <text:p>ops/s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71961.75614" calcext:value-type="float">
            <text:p>171961.75614</text:p>
          </table:table-cell>
          <table:table-cell office:value-type="float" office:value="28.100587" calcext:value-type="float">
            <text:p>28.100587</text:p>
          </table:table-cell>
          <table:table-cell office:value-type="string" calcext:value-type="string">
            <text:p>ops/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7255.304416" calcext:value-type="float">
            <text:p>147255.304416</text:p>
          </table:table-cell>
          <table:table-cell office:value-type="float" office:value="211.459908" calcext:value-type="float">
            <text:p>211.459908</text:p>
          </table:table-cell>
          <table:table-cell office:value-type="string" calcext:value-type="string">
            <text:p>ops/s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8876.381673" calcext:value-type="float">
            <text:p>128876.381673</text:p>
          </table:table-cell>
          <table:table-cell office:value-type="float" office:value="22.98496" calcext:value-type="float">
            <text:p>22.98496</text:p>
          </table:table-cell>
          <table:table-cell office:value-type="string" calcext:value-type="string">
            <text:p>ops/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4520.005906" calcext:value-type="float">
            <text:p>114520.005906</text:p>
          </table:table-cell>
          <table:table-cell office:value-type="float" office:value="28.974726" calcext:value-type="float">
            <text:p>28.974726</text:p>
          </table:table-cell>
          <table:table-cell office:value-type="string" calcext:value-type="string">
            <text:p>ops/s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3017.604812" calcext:value-type="float">
            <text:p>103017.604812</text:p>
          </table:table-cell>
          <table:table-cell office:value-type="float" office:value="32.892443" calcext:value-type="float">
            <text:p>32.892443</text:p>
          </table:table-cell>
          <table:table-cell office:value-type="string" calcext:value-type="string">
            <text:p>ops/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3652.56254" calcext:value-type="float">
            <text:p>93652.56254</text:p>
          </table:table-cell>
          <table:table-cell office:value-type="float" office:value="29.862855" calcext:value-type="float">
            <text:p>29.862855</text:p>
          </table:table-cell>
          <table:table-cell office:value-type="string" calcext:value-type="string">
            <text:p>ops/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5822.887259" calcext:value-type="float">
            <text:p>85822.887259</text:p>
          </table:table-cell>
          <table:table-cell office:value-type="float" office:value="29.124692" calcext:value-type="float">
            <text:p>29.124692</text:p>
          </table:table-cell>
          <table:table-cell office:value-type="string" calcext:value-type="string">
            <text:p>ops/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9206.974553" calcext:value-type="float">
            <text:p>79206.974553</text:p>
          </table:table-cell>
          <table:table-cell office:value-type="float" office:value="29.686364" calcext:value-type="float">
            <text:p>29.686364</text:p>
          </table:table-cell>
          <table:table-cell office:value-type="string" calcext:value-type="string">
            <text:p>ops/s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3547.362157" calcext:value-type="float">
            <text:p>73547.362157</text:p>
          </table:table-cell>
          <table:table-cell office:value-type="float" office:value="26.178554" calcext:value-type="float">
            <text:p>26.178554</text:p>
          </table:table-cell>
          <table:table-cell office:value-type="string" calcext:value-type="string">
            <text:p>ops/s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8625.165832" calcext:value-type="float">
            <text:p>68625.165832</text:p>
          </table:table-cell>
          <table:table-cell office:value-type="float" office:value="25.528374" calcext:value-type="float">
            <text:p>25.528374</text:p>
          </table:table-cell>
          <table:table-cell office:value-type="string" calcext:value-type="string">
            <text:p>ops/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325.765442" calcext:value-type="float">
            <text:p>64325.765442</text:p>
          </table:table-cell>
          <table:table-cell office:value-type="float" office:value="23.303907" calcext:value-type="float">
            <text:p>23.303907</text:p>
          </table:table-cell>
          <table:table-cell office:value-type="string" calcext:value-type="string">
            <text:p>ops/s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com.test.mvnmyExample.MyBenchmark.testDouble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535.185552" calcext:value-type="float">
            <text:p>60535.185552</text:p>
          </table:table-cell>
          <table:table-cell office:value-type="float" office:value="21.256288" calcext:value-type="float">
            <text:p>21.256288</text:p>
          </table:table-cell>
          <table:table-cell office:value-type="string" calcext:value-type="string">
            <text:p>ops/s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4093434.824333" calcext:value-type="float">
            <text:p>254093434.824333</text:p>
          </table:table-cell>
          <table:table-cell office:value-type="float" office:value="167889.410556" calcext:value-type="float">
            <text:p>167889.410556</text:p>
          </table:table-cell>
          <table:table-cell office:value-type="string" calcext:value-type="string">
            <text:p>ops/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56883.391204" calcext:value-type="float">
            <text:p>1056883.391204</text:p>
          </table:table-cell>
          <table:table-cell office:value-type="float" office:value="332.987659" calcext:value-type="float">
            <text:p>332.987659</text:p>
          </table:table-cell>
          <table:table-cell office:value-type="string" calcext:value-type="string">
            <text:p>ops/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1123.953518" calcext:value-type="float">
            <text:p>521123.953518</text:p>
          </table:table-cell>
          <table:table-cell office:value-type="float" office:value="285.69898" calcext:value-type="float">
            <text:p>285.69898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46000.263804" calcext:value-type="float">
            <text:p>346000.263804</text:p>
          </table:table-cell>
          <table:table-cell office:value-type="float" office:value="118.609445" calcext:value-type="float">
            <text:p>118.609445</text:p>
          </table:table-cell>
          <table:table-cell office:value-type="string" calcext:value-type="string">
            <text:p>ops/s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8455.673172" calcext:value-type="float">
            <text:p>258455.673172</text:p>
          </table:table-cell>
          <table:table-cell office:value-type="float" office:value="123.257667" calcext:value-type="float">
            <text:p>123.257667</text:p>
          </table:table-cell>
          <table:table-cell office:value-type="string" calcext:value-type="string">
            <text:p>ops/s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6480.027339" calcext:value-type="float">
            <text:p>206480.027339</text:p>
          </table:table-cell>
          <table:table-cell office:value-type="float" office:value="33.989585" calcext:value-type="float">
            <text:p>33.989585</text:p>
          </table:table-cell>
          <table:table-cell office:value-type="string" calcext:value-type="string">
            <text:p>ops/s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71973.430265" calcext:value-type="float">
            <text:p>171973.430265</text:p>
          </table:table-cell>
          <table:table-cell office:value-type="float" office:value="50.751862" calcext:value-type="float">
            <text:p>50.751862</text:p>
          </table:table-cell>
          <table:table-cell office:value-type="string" calcext:value-type="string">
            <text:p>ops/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7372.4247" calcext:value-type="float">
            <text:p>147372.4247</text:p>
          </table:table-cell>
          <table:table-cell office:value-type="float" office:value="24.322036" calcext:value-type="float">
            <text:p>24.322036</text:p>
          </table:table-cell>
          <table:table-cell office:value-type="string" calcext:value-type="string">
            <text:p>ops/s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8880.481418" calcext:value-type="float">
            <text:p>128880.481418</text:p>
          </table:table-cell>
          <table:table-cell office:value-type="float" office:value="31.301842" calcext:value-type="float">
            <text:p>31.301842</text:p>
          </table:table-cell>
          <table:table-cell office:value-type="string" calcext:value-type="string">
            <text:p>ops/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4400.738894" calcext:value-type="float">
            <text:p>114400.738894</text:p>
          </table:table-cell>
          <table:table-cell office:value-type="float" office:value="122.913733" calcext:value-type="float">
            <text:p>122.913733</text:p>
          </table:table-cell>
          <table:table-cell office:value-type="string" calcext:value-type="string">
            <text:p>ops/s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3056.807169" calcext:value-type="float">
            <text:p>103056.807169</text:p>
          </table:table-cell>
          <table:table-cell office:value-type="float" office:value="32.985986" calcext:value-type="float">
            <text:p>32.985986</text:p>
          </table:table-cell>
          <table:table-cell office:value-type="string" calcext:value-type="string">
            <text:p>ops/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3662.472176" calcext:value-type="float">
            <text:p>93662.472176</text:p>
          </table:table-cell>
          <table:table-cell office:value-type="float" office:value="31.657922" calcext:value-type="float">
            <text:p>31.657922</text:p>
          </table:table-cell>
          <table:table-cell office:value-type="string" calcext:value-type="string">
            <text:p>ops/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5828.711481" calcext:value-type="float">
            <text:p>85828.711481</text:p>
          </table:table-cell>
          <table:table-cell office:value-type="float" office:value="30.381833" calcext:value-type="float">
            <text:p>30.381833</text:p>
          </table:table-cell>
          <table:table-cell office:value-type="string" calcext:value-type="string">
            <text:p>ops/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9219.287531" calcext:value-type="float">
            <text:p>79219.287531</text:p>
          </table:table-cell>
          <table:table-cell office:value-type="float" office:value="28.22864" calcext:value-type="float">
            <text:p>28.22864</text:p>
          </table:table-cell>
          <table:table-cell office:value-type="string" calcext:value-type="string">
            <text:p>ops/s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3539.27918" calcext:value-type="float">
            <text:p>73539.27918</text:p>
          </table:table-cell>
          <table:table-cell office:value-type="float" office:value="25.035643" calcext:value-type="float">
            <text:p>25.035643</text:p>
          </table:table-cell>
          <table:table-cell office:value-type="string" calcext:value-type="string">
            <text:p>ops/s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8633.644919" calcext:value-type="float">
            <text:p>68633.644919</text:p>
          </table:table-cell>
          <table:table-cell office:value-type="float" office:value="24.68367" calcext:value-type="float">
            <text:p>24.68367</text:p>
          </table:table-cell>
          <table:table-cell office:value-type="string" calcext:value-type="string">
            <text:p>ops/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333.897742" calcext:value-type="float">
            <text:p>64333.897742</text:p>
          </table:table-cell>
          <table:table-cell office:value-type="float" office:value="22.598686" calcext:value-type="float">
            <text:p>22.598686</text:p>
          </table:table-cell>
          <table:table-cell office:value-type="string" calcext:value-type="string">
            <text:p>ops/s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com.test.mvnmyExample.MyBenchmark.testDouble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535.325963" calcext:value-type="float">
            <text:p>60535.325963</text:p>
          </table:table-cell>
          <table:table-cell office:value-type="float" office:value="23.961492" calcext:value-type="float">
            <text:p>23.961492</text:p>
          </table:table-cell>
          <table:table-cell office:value-type="string" calcext:value-type="string">
            <text:p>ops/s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7215231.906924" calcext:value-type="float">
            <text:p>277215231.906924</text:p>
          </table:table-cell>
          <table:table-cell office:value-type="float" office:value="696327.943335" calcext:value-type="float">
            <text:p>696327.943335</text:p>
          </table:table-cell>
          <table:table-cell office:value-type="string" calcext:value-type="string">
            <text:p>ops/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71043.734711" calcext:value-type="float">
            <text:p>3071043.734711</text:p>
          </table:table-cell>
          <table:table-cell office:value-type="float" office:value="643.872039" calcext:value-type="float">
            <text:p>643.872039</text:p>
          </table:table-cell>
          <table:table-cell office:value-type="string" calcext:value-type="string">
            <text:p>ops/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40307.301485" calcext:value-type="float">
            <text:p>1540307.301485</text:p>
          </table:table-cell>
          <table:table-cell office:value-type="float" office:value="789.455517" calcext:value-type="float">
            <text:p>789.455517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6592.369442" calcext:value-type="float">
            <text:p>1026592.369442</text:p>
          </table:table-cell>
          <table:table-cell office:value-type="float" office:value="754.270526" calcext:value-type="float">
            <text:p>754.270526</text:p>
          </table:table-cell>
          <table:table-cell office:value-type="string" calcext:value-type="string">
            <text:p>ops/s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68895.865217" calcext:value-type="float">
            <text:p>768895.865217</text:p>
          </table:table-cell>
          <table:table-cell office:value-type="float" office:value="822.294953" calcext:value-type="float">
            <text:p>822.294953</text:p>
          </table:table-cell>
          <table:table-cell office:value-type="string" calcext:value-type="string">
            <text:p>ops/s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16923.853743" calcext:value-type="float">
            <text:p>616923.853743</text:p>
          </table:table-cell>
          <table:table-cell office:value-type="float" office:value="149.1746" calcext:value-type="float">
            <text:p>149.1746</text:p>
          </table:table-cell>
          <table:table-cell office:value-type="string" calcext:value-type="string">
            <text:p>ops/s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13692.230484" calcext:value-type="float">
            <text:p>513692.230484</text:p>
          </table:table-cell>
          <table:table-cell office:value-type="float" office:value="513.958357" calcext:value-type="float">
            <text:p>513.958357</text:p>
          </table:table-cell>
          <table:table-cell office:value-type="string" calcext:value-type="string">
            <text:p>ops/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39918.21023" calcext:value-type="float">
            <text:p>439918.21023</text:p>
          </table:table-cell>
          <table:table-cell office:value-type="float" office:value="521.487109" calcext:value-type="float">
            <text:p>521.487109</text:p>
          </table:table-cell>
          <table:table-cell office:value-type="string" calcext:value-type="string">
            <text:p>ops/s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84682.346621" calcext:value-type="float">
            <text:p>384682.346621</text:p>
          </table:table-cell>
          <table:table-cell office:value-type="float" office:value="78.007509" calcext:value-type="float">
            <text:p>78.007509</text:p>
          </table:table-cell>
          <table:table-cell office:value-type="string" calcext:value-type="string">
            <text:p>ops/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41480.113233" calcext:value-type="float">
            <text:p>341480.113233</text:p>
          </table:table-cell>
          <table:table-cell office:value-type="float" office:value="71.523499" calcext:value-type="float">
            <text:p>71.523499</text:p>
          </table:table-cell>
          <table:table-cell office:value-type="string" calcext:value-type="string">
            <text:p>ops/s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7479.214625" calcext:value-type="float">
            <text:p>307479.214625</text:p>
          </table:table-cell>
          <table:table-cell office:value-type="float" office:value="67.691947" calcext:value-type="float">
            <text:p>67.691947</text:p>
          </table:table-cell>
          <table:table-cell office:value-type="string" calcext:value-type="string">
            <text:p>ops/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9205.712648" calcext:value-type="float">
            <text:p>279205.712648</text:p>
          </table:table-cell>
          <table:table-cell office:value-type="float" office:value="454.093955" calcext:value-type="float">
            <text:p>454.093955</text:p>
          </table:table-cell>
          <table:table-cell office:value-type="string" calcext:value-type="string">
            <text:p>ops/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6273.622147" calcext:value-type="float">
            <text:p>256273.622147</text:p>
          </table:table-cell>
          <table:table-cell office:value-type="float" office:value="208.843" calcext:value-type="float">
            <text:p>208.843</text:p>
          </table:table-cell>
          <table:table-cell office:value-type="string" calcext:value-type="string">
            <text:p>ops/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6708.944955" calcext:value-type="float">
            <text:p>236708.944955</text:p>
          </table:table-cell>
          <table:table-cell office:value-type="float" office:value="63.912679" calcext:value-type="float">
            <text:p>63.912679</text:p>
          </table:table-cell>
          <table:table-cell office:value-type="string" calcext:value-type="string">
            <text:p>ops/s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19867.957885" calcext:value-type="float">
            <text:p>219867.957885</text:p>
          </table:table-cell>
          <table:table-cell office:value-type="float" office:value="84.506286" calcext:value-type="float">
            <text:p>84.506286</text:p>
          </table:table-cell>
          <table:table-cell office:value-type="string" calcext:value-type="string">
            <text:p>ops/s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4713.59174" calcext:value-type="float">
            <text:p>204713.59174</text:p>
          </table:table-cell>
          <table:table-cell office:value-type="float" office:value="398.375266" calcext:value-type="float">
            <text:p>398.375266</text:p>
          </table:table-cell>
          <table:table-cell office:value-type="string" calcext:value-type="string">
            <text:p>ops/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2355.27497" calcext:value-type="float">
            <text:p>192355.27497</text:p>
          </table:table-cell>
          <table:table-cell office:value-type="float" office:value="112.731746" calcext:value-type="float">
            <text:p>112.731746</text:p>
          </table:table-cell>
          <table:table-cell office:value-type="string" calcext:value-type="string">
            <text:p>ops/s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com.test.mvnmyExample.MyBenchmark.testIntNo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1098.950038" calcext:value-type="float">
            <text:p>181098.950038</text:p>
          </table:table-cell>
          <table:table-cell office:value-type="float" office:value="83.528668" calcext:value-type="float">
            <text:p>83.528668</text:p>
          </table:table-cell>
          <table:table-cell office:value-type="string" calcext:value-type="string">
            <text:p>ops/s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7545589.053551" calcext:value-type="float">
            <text:p>277545589.053551</text:p>
          </table:table-cell>
          <table:table-cell office:value-type="float" office:value="239758.509355" calcext:value-type="float">
            <text:p>239758.509355</text:p>
          </table:table-cell>
          <table:table-cell office:value-type="string" calcext:value-type="string">
            <text:p>ops/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71127.612524" calcext:value-type="float">
            <text:p>3071127.612524</text:p>
          </table:table-cell>
          <table:table-cell office:value-type="float" office:value="725.647333" calcext:value-type="float">
            <text:p>725.647333</text:p>
          </table:table-cell>
          <table:table-cell office:value-type="string" calcext:value-type="string">
            <text:p>ops/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40281.476192" calcext:value-type="float">
            <text:p>1540281.476192</text:p>
          </table:table-cell>
          <table:table-cell office:value-type="float" office:value="377.48923" calcext:value-type="float">
            <text:p>377.48923</text:p>
          </table:table-cell>
          <table:table-cell office:value-type="string" calcext:value-type="string">
            <text:p>ops/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7163.330956" calcext:value-type="float">
            <text:p>1027163.330956</text:p>
          </table:table-cell>
          <table:table-cell office:value-type="float" office:value="332.201559" calcext:value-type="float">
            <text:p>332.201559</text:p>
          </table:table-cell>
          <table:table-cell office:value-type="string" calcext:value-type="string">
            <text:p>ops/s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70878.354148" calcext:value-type="float">
            <text:p>770878.354148</text:p>
          </table:table-cell>
          <table:table-cell office:value-type="float" office:value="172.727859" calcext:value-type="float">
            <text:p>172.727859</text:p>
          </table:table-cell>
          <table:table-cell office:value-type="string" calcext:value-type="string">
            <text:p>ops/s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16776.120295" calcext:value-type="float">
            <text:p>616776.120295</text:p>
          </table:table-cell>
          <table:table-cell office:value-type="float" office:value="397.546369" calcext:value-type="float">
            <text:p>397.546369</text:p>
          </table:table-cell>
          <table:table-cell office:value-type="string" calcext:value-type="string">
            <text:p>ops/s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14050.211089" calcext:value-type="float">
            <text:p>514050.211089</text:p>
          </table:table-cell>
          <table:table-cell office:value-type="float" office:value="106.282535" calcext:value-type="float">
            <text:p>106.282535</text:p>
          </table:table-cell>
          <table:table-cell office:value-type="string" calcext:value-type="string">
            <text:p>ops/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40591.313202" calcext:value-type="float">
            <text:p>440591.313202</text:p>
          </table:table-cell>
          <table:table-cell office:value-type="float" office:value="132.427051" calcext:value-type="float">
            <text:p>132.427051</text:p>
          </table:table-cell>
          <table:table-cell office:value-type="string" calcext:value-type="string">
            <text:p>ops/s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84532.838702" calcext:value-type="float">
            <text:p>384532.838702</text:p>
          </table:table-cell>
          <table:table-cell office:value-type="float" office:value="245.48464" calcext:value-type="float">
            <text:p>245.48464</text:p>
          </table:table-cell>
          <table:table-cell office:value-type="string" calcext:value-type="string">
            <text:p>ops/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41538.22122" calcext:value-type="float">
            <text:p>341538.22122</text:p>
          </table:table-cell>
          <table:table-cell office:value-type="float" office:value="41.424442" calcext:value-type="float">
            <text:p>41.424442</text:p>
          </table:table-cell>
          <table:table-cell office:value-type="string" calcext:value-type="string">
            <text:p>ops/s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7549.367683" calcext:value-type="float">
            <text:p>307549.367683</text:p>
          </table:table-cell>
          <table:table-cell office:value-type="float" office:value="68.153463" calcext:value-type="float">
            <text:p>68.153463</text:p>
          </table:table-cell>
          <table:table-cell office:value-type="string" calcext:value-type="string">
            <text:p>ops/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9679.604819" calcext:value-type="float">
            <text:p>279679.604819</text:p>
          </table:table-cell>
          <table:table-cell office:value-type="float" office:value="58.382385" calcext:value-type="float">
            <text:p>58.382385</text:p>
          </table:table-cell>
          <table:table-cell office:value-type="string" calcext:value-type="string">
            <text:p>ops/s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6361.960857" calcext:value-type="float">
            <text:p>256361.960857</text:p>
          </table:table-cell>
          <table:table-cell office:value-type="float" office:value="69.033796" calcext:value-type="float">
            <text:p>69.033796</text:p>
          </table:table-cell>
          <table:table-cell office:value-type="string" calcext:value-type="string">
            <text:p>ops/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36684.681466" calcext:value-type="float">
            <text:p>236684.681466</text:p>
          </table:table-cell>
          <table:table-cell office:value-type="float" office:value="125.457849" calcext:value-type="float">
            <text:p>125.457849</text:p>
          </table:table-cell>
          <table:table-cell office:value-type="string" calcext:value-type="string">
            <text:p>ops/s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19874.260926" calcext:value-type="float">
            <text:p>219874.260926</text:p>
          </table:table-cell>
          <table:table-cell office:value-type="float" office:value="64.744977" calcext:value-type="float">
            <text:p>64.744977</text:p>
          </table:table-cell>
          <table:table-cell office:value-type="string" calcext:value-type="string">
            <text:p>ops/s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5215.044406" calcext:value-type="float">
            <text:p>205215.044406</text:p>
          </table:table-cell>
          <table:table-cell office:value-type="float" office:value="87.507854" calcext:value-type="float">
            <text:p>87.507854</text:p>
          </table:table-cell>
          <table:table-cell office:value-type="string" calcext:value-type="string">
            <text:p>ops/s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1039.050204" calcext:value-type="float">
            <text:p>191039.050204</text:p>
          </table:table-cell>
          <table:table-cell office:value-type="float" office:value="675.714721" calcext:value-type="float">
            <text:p>675.714721</text:p>
          </table:table-cell>
          <table:table-cell office:value-type="string" calcext:value-type="string">
            <text:p>ops/s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com.test.mvnmyExample.MyBenchmark.testIntRand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1186.24142" calcext:value-type="float">
            <text:p>181186.24142</text:p>
          </table:table-cell>
          <table:table-cell office:value-type="float" office:value="45.325579" calcext:value-type="float">
            <text:p>45.325579</text:p>
          </table:table-cell>
          <table:table-cell office:value-type="string" calcext:value-type="string">
            <text:p>ops/s</text:p>
          </table:table-cell>
          <table:table-cell office:value-type="float" office:value="17000" calcext:value-type="float">
            <text:p>1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6:03:55.277084204</dc:date>
    <dc:creator>Woods </dc:creator>
    <meta:editing-duration>PT11M29S</meta:editing-duration>
    <meta:editing-cycles>1</meta:editing-cycles>
    <meta:document-statistic meta:table-count="1" meta:cell-count="584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Exponential Decay</text:p>
        </chart:title>
        <chart:legend chart:legend-position="end" svg:x="12.513cm" svg:y="3.454cm" style:legend-expansion="high" chart:style-name="ch3"/>
        <chart:plot-area chart:style-name="ch4" table:cell-range-address="lotsOfData1.H3:lotsOfData1.H19 lotsOfData1.E3:lotsOfData1.E19 lotsOfData1.E21:lotsOfData1.E37 lotsOfData1.E39:lotsOfData1.E55 lotsOfData1.E57:lotsOfData1.E73" chart:data-source-has-labels="row" svg:x="1.331cm" svg:y="1.275cm" svg:width="10.862cm" svg:height="6.564cm">
          <chartooo:coordinate-region svg:x="2.878cm" svg:y="1.474cm" svg:width="8.85cm" svg:height="5.718cm"/>
          <chart:axis chart:dimension="x" chart:name="primary-x" chart:style-name="ch5">
            <chart:title svg:x="4.337cm" svg:y="8.019cm" chart:style-name="ch6">
              <text:p>SizeOfArray(number of numbers)</text:p>
            </chart:title>
          </chart:axis>
          <chart:axis chart:dimension="y" chart:name="primary-y" chart:style-name="ch7">
            <chart:title svg:x="0.451cm" svg:y="5.038cm" chart:style-name="ch8">
              <text:p>Score</text:p>
            </chart:title>
            <chart:grid chart:style-name="ch9" chart:class="major"/>
          </chart:axis>
          <chart:series chart:style-name="ch10" chart:values-cell-range-address="lotsOfData1.E3:lotsOfData1.E19" loext:label-string="doublenotrand" chart:class="chart:scatter">
            <chart:domain table:cell-range-address="lotsOfData1.H3:lotsOfData1.H19"/>
            <chart:data-point chart:repeated="17"/>
          </chart:series>
          <chart:series chart:style-name="ch11" chart:values-cell-range-address="lotsOfData1.E21:lotsOfData1.E37" loext:label-string="doublerand" chart:class="chart:scatter">
            <chart:domain table:cell-range-address="lotsOfData1.H21:lotsOfData1.H37"/>
            <chart:data-point chart:repeated="17"/>
          </chart:series>
          <chart:series chart:style-name="ch12" chart:values-cell-range-address="lotsOfData1.E39:lotsOfData1.E55" loext:label-string="intnotrand" chart:class="chart:scatter">
            <chart:domain table:cell-range-address="lotsOfData1.H39:lotsOfData1.H55"/>
            <chart:data-point chart:repeated="17"/>
          </chart:series>
          <chart:series chart:style-name="ch13" chart:values-cell-range-address="lotsOfData1.E57:lotsOfData1.E73" loext:label-string="intrand" chart:class="chart:scatter">
            <chart:domain table:cell-range-address="lotsOfData1.H57:lotsOfData1.H73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oublenotrand</text:p>
              </table:table-cell>
              <table:table-cell office:value-type="string">
                <text:p>Column H</text:p>
              </table:table-cell>
              <table:table-cell office:value-type="string">
                <text:p>doublerand</text:p>
              </table:table-cell>
              <table:table-cell office:value-type="string">
                <text:p>Column H</text:p>
              </table:table-cell>
              <table:table-cell office:value-type="string">
                <text:p>intnotrand</text:p>
              </table:table-cell>
              <table:table-cell office:value-type="string">
                <text:p>Column H</text:p>
              </table:table-cell>
              <table:table-cell office:value-type="string">
                <text:p>intra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tsOfData1.H3:lotsOfData1.H19</svg:desc>
                </draw:g>
              </table:table-cell>
              <table:table-cell office:value-type="float" office:value="1056805.232146">
                <text:p>1056805.232146</text:p>
                <draw:g>
                  <svg:desc>lotsOfData1.E3:lotsOfData1.E19</svg:desc>
                </draw:g>
              </table:table-cell>
              <table:table-cell office:value-type="float" office:value="1000">
                <text:p>1000</text:p>
                <draw:g>
                  <svg:desc>lotsOfData1.H21:lotsOfData1.H37</svg:desc>
                </draw:g>
              </table:table-cell>
              <table:table-cell office:value-type="float" office:value="1056883.391204">
                <text:p>1056883.391204</text:p>
                <draw:g>
                  <svg:desc>lotsOfData1.E21:lotsOfData1.E37</svg:desc>
                </draw:g>
              </table:table-cell>
              <table:table-cell office:value-type="float" office:value="1000">
                <text:p>1000</text:p>
                <draw:g>
                  <svg:desc>lotsOfData1.H39:lotsOfData1.H55</svg:desc>
                </draw:g>
              </table:table-cell>
              <table:table-cell office:value-type="float" office:value="3071043.734711">
                <text:p>3071043.734711</text:p>
                <draw:g>
                  <svg:desc>lotsOfData1.E39:lotsOfData1.E55</svg:desc>
                </draw:g>
              </table:table-cell>
              <table:table-cell office:value-type="float" office:value="1000">
                <text:p>1000</text:p>
                <draw:g>
                  <svg:desc>lotsOfData1.H57:lotsOfData1.H73</svg:desc>
                </draw:g>
              </table:table-cell>
              <table:table-cell office:value-type="float" office:value="3071127.612524">
                <text:p>3071127.612524</text:p>
                <draw:g>
                  <svg:desc>lotsOfData1.E57:lotsOfData1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20842.941086">
                <text:p>520842.941086</text:p>
              </table:table-cell>
              <table:table-cell office:value-type="float" office:value="2000">
                <text:p>2000</text:p>
              </table:table-cell>
              <table:table-cell office:value-type="float" office:value="521123.953518">
                <text:p>521123.953518</text:p>
              </table:table-cell>
              <table:table-cell office:value-type="float" office:value="2000">
                <text:p>2000</text:p>
              </table:table-cell>
              <table:table-cell office:value-type="float" office:value="1540307.301485">
                <text:p>1540307.301485</text:p>
              </table:table-cell>
              <table:table-cell office:value-type="float" office:value="2000">
                <text:p>2000</text:p>
              </table:table-cell>
              <table:table-cell office:value-type="float" office:value="1540281.476192">
                <text:p>1540281.476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46080.767191">
                <text:p>346080.767191</text:p>
              </table:table-cell>
              <table:table-cell office:value-type="float" office:value="3000">
                <text:p>3000</text:p>
              </table:table-cell>
              <table:table-cell office:value-type="float" office:value="346000.263804">
                <text:p>346000.263804</text:p>
              </table:table-cell>
              <table:table-cell office:value-type="float" office:value="3000">
                <text:p>3000</text:p>
              </table:table-cell>
              <table:table-cell office:value-type="float" office:value="1026592.369442">
                <text:p>1026592.369442</text:p>
              </table:table-cell>
              <table:table-cell office:value-type="float" office:value="3000">
                <text:p>3000</text:p>
              </table:table-cell>
              <table:table-cell office:value-type="float" office:value="1027163.330956">
                <text:p>1027163.330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58716.574838">
                <text:p>258716.574838</text:p>
              </table:table-cell>
              <table:table-cell office:value-type="float" office:value="4000">
                <text:p>4000</text:p>
              </table:table-cell>
              <table:table-cell office:value-type="float" office:value="258455.673172">
                <text:p>258455.673172</text:p>
              </table:table-cell>
              <table:table-cell office:value-type="float" office:value="4000">
                <text:p>4000</text:p>
              </table:table-cell>
              <table:table-cell office:value-type="float" office:value="768895.865217">
                <text:p>768895.865217</text:p>
              </table:table-cell>
              <table:table-cell office:value-type="float" office:value="4000">
                <text:p>4000</text:p>
              </table:table-cell>
              <table:table-cell office:value-type="float" office:value="770878.354148">
                <text:p>770878.354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06458.298728">
                <text:p>206458.298728</text:p>
              </table:table-cell>
              <table:table-cell office:value-type="float" office:value="5000">
                <text:p>5000</text:p>
              </table:table-cell>
              <table:table-cell office:value-type="float" office:value="206480.027339">
                <text:p>206480.027339</text:p>
              </table:table-cell>
              <table:table-cell office:value-type="float" office:value="5000">
                <text:p>5000</text:p>
              </table:table-cell>
              <table:table-cell office:value-type="float" office:value="616923.853743">
                <text:p>616923.853743</text:p>
              </table:table-cell>
              <table:table-cell office:value-type="float" office:value="5000">
                <text:p>5000</text:p>
              </table:table-cell>
              <table:table-cell office:value-type="float" office:value="616776.120295">
                <text:p>616776.120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71961.75614">
                <text:p>171961.75614</text:p>
              </table:table-cell>
              <table:table-cell office:value-type="float" office:value="6000">
                <text:p>6000</text:p>
              </table:table-cell>
              <table:table-cell office:value-type="float" office:value="171973.430265">
                <text:p>171973.430265</text:p>
              </table:table-cell>
              <table:table-cell office:value-type="float" office:value="6000">
                <text:p>6000</text:p>
              </table:table-cell>
              <table:table-cell office:value-type="float" office:value="513692.230484">
                <text:p>513692.230484</text:p>
              </table:table-cell>
              <table:table-cell office:value-type="float" office:value="6000">
                <text:p>6000</text:p>
              </table:table-cell>
              <table:table-cell office:value-type="float" office:value="514050.211089">
                <text:p>514050.211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47255.304416">
                <text:p>147255.304416</text:p>
              </table:table-cell>
              <table:table-cell office:value-type="float" office:value="7000">
                <text:p>7000</text:p>
              </table:table-cell>
              <table:table-cell office:value-type="float" office:value="147372.4247">
                <text:p>147372.4247</text:p>
              </table:table-cell>
              <table:table-cell office:value-type="float" office:value="7000">
                <text:p>7000</text:p>
              </table:table-cell>
              <table:table-cell office:value-type="float" office:value="439918.21023">
                <text:p>439918.21023</text:p>
              </table:table-cell>
              <table:table-cell office:value-type="float" office:value="7000">
                <text:p>7000</text:p>
              </table:table-cell>
              <table:table-cell office:value-type="float" office:value="440591.313202">
                <text:p>440591.313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28876.381673">
                <text:p>128876.381673</text:p>
              </table:table-cell>
              <table:table-cell office:value-type="float" office:value="8000">
                <text:p>8000</text:p>
              </table:table-cell>
              <table:table-cell office:value-type="float" office:value="128880.481418">
                <text:p>128880.481418</text:p>
              </table:table-cell>
              <table:table-cell office:value-type="float" office:value="8000">
                <text:p>8000</text:p>
              </table:table-cell>
              <table:table-cell office:value-type="float" office:value="384682.346621">
                <text:p>384682.346621</text:p>
              </table:table-cell>
              <table:table-cell office:value-type="float" office:value="8000">
                <text:p>8000</text:p>
              </table:table-cell>
              <table:table-cell office:value-type="float" office:value="384532.838702">
                <text:p>384532.838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14520.005906">
                <text:p>114520.005906</text:p>
              </table:table-cell>
              <table:table-cell office:value-type="float" office:value="9000">
                <text:p>9000</text:p>
              </table:table-cell>
              <table:table-cell office:value-type="float" office:value="114400.738894">
                <text:p>114400.738894</text:p>
              </table:table-cell>
              <table:table-cell office:value-type="float" office:value="9000">
                <text:p>9000</text:p>
              </table:table-cell>
              <table:table-cell office:value-type="float" office:value="341480.113233">
                <text:p>341480.113233</text:p>
              </table:table-cell>
              <table:table-cell office:value-type="float" office:value="9000">
                <text:p>9000</text:p>
              </table:table-cell>
              <table:table-cell office:value-type="float" office:value="341538.22122">
                <text:p>341538.22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03017.604812">
                <text:p>103017.604812</text:p>
              </table:table-cell>
              <table:table-cell office:value-type="float" office:value="10000">
                <text:p>10000</text:p>
              </table:table-cell>
              <table:table-cell office:value-type="float" office:value="103056.807169">
                <text:p>103056.807169</text:p>
              </table:table-cell>
              <table:table-cell office:value-type="float" office:value="10000">
                <text:p>10000</text:p>
              </table:table-cell>
              <table:table-cell office:value-type="float" office:value="307479.214625">
                <text:p>307479.214625</text:p>
              </table:table-cell>
              <table:table-cell office:value-type="float" office:value="10000">
                <text:p>10000</text:p>
              </table:table-cell>
              <table:table-cell office:value-type="float" office:value="307549.367683">
                <text:p>307549.36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93652.56254">
                <text:p>93652.56254</text:p>
              </table:table-cell>
              <table:table-cell office:value-type="float" office:value="11000">
                <text:p>11000</text:p>
              </table:table-cell>
              <table:table-cell office:value-type="float" office:value="93662.472176">
                <text:p>93662.472176</text:p>
              </table:table-cell>
              <table:table-cell office:value-type="float" office:value="11000">
                <text:p>11000</text:p>
              </table:table-cell>
              <table:table-cell office:value-type="float" office:value="279205.712648">
                <text:p>279205.712648</text:p>
              </table:table-cell>
              <table:table-cell office:value-type="float" office:value="11000">
                <text:p>11000</text:p>
              </table:table-cell>
              <table:table-cell office:value-type="float" office:value="279679.604819">
                <text:p>279679.604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85822.887259">
                <text:p>85822.887259</text:p>
              </table:table-cell>
              <table:table-cell office:value-type="float" office:value="12000">
                <text:p>12000</text:p>
              </table:table-cell>
              <table:table-cell office:value-type="float" office:value="85828.711481">
                <text:p>85828.711481</text:p>
              </table:table-cell>
              <table:table-cell office:value-type="float" office:value="12000">
                <text:p>12000</text:p>
              </table:table-cell>
              <table:table-cell office:value-type="float" office:value="256273.622147">
                <text:p>256273.622147</text:p>
              </table:table-cell>
              <table:table-cell office:value-type="float" office:value="12000">
                <text:p>12000</text:p>
              </table:table-cell>
              <table:table-cell office:value-type="float" office:value="256361.960857">
                <text:p>256361.96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79206.974553">
                <text:p>79206.974553</text:p>
              </table:table-cell>
              <table:table-cell office:value-type="float" office:value="13000">
                <text:p>13000</text:p>
              </table:table-cell>
              <table:table-cell office:value-type="float" office:value="79219.287531">
                <text:p>79219.287531</text:p>
              </table:table-cell>
              <table:table-cell office:value-type="float" office:value="13000">
                <text:p>13000</text:p>
              </table:table-cell>
              <table:table-cell office:value-type="float" office:value="236708.944955">
                <text:p>236708.944955</text:p>
              </table:table-cell>
              <table:table-cell office:value-type="float" office:value="13000">
                <text:p>13000</text:p>
              </table:table-cell>
              <table:table-cell office:value-type="float" office:value="236684.681466">
                <text:p>236684.681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73547.362157">
                <text:p>73547.362157</text:p>
              </table:table-cell>
              <table:table-cell office:value-type="float" office:value="14000">
                <text:p>14000</text:p>
              </table:table-cell>
              <table:table-cell office:value-type="float" office:value="73539.27918">
                <text:p>73539.27918</text:p>
              </table:table-cell>
              <table:table-cell office:value-type="float" office:value="14000">
                <text:p>14000</text:p>
              </table:table-cell>
              <table:table-cell office:value-type="float" office:value="219867.957885">
                <text:p>219867.957885</text:p>
              </table:table-cell>
              <table:table-cell office:value-type="float" office:value="14000">
                <text:p>14000</text:p>
              </table:table-cell>
              <table:table-cell office:value-type="float" office:value="219874.260926">
                <text:p>219874.260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68625.165832">
                <text:p>68625.165832</text:p>
              </table:table-cell>
              <table:table-cell office:value-type="float" office:value="15000">
                <text:p>15000</text:p>
              </table:table-cell>
              <table:table-cell office:value-type="float" office:value="68633.644919">
                <text:p>68633.644919</text:p>
              </table:table-cell>
              <table:table-cell office:value-type="float" office:value="15000">
                <text:p>15000</text:p>
              </table:table-cell>
              <table:table-cell office:value-type="float" office:value="204713.59174">
                <text:p>204713.59174</text:p>
              </table:table-cell>
              <table:table-cell office:value-type="float" office:value="15000">
                <text:p>15000</text:p>
              </table:table-cell>
              <table:table-cell office:value-type="float" office:value="205215.044406">
                <text:p>205215.044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64325.765442">
                <text:p>64325.765442</text:p>
              </table:table-cell>
              <table:table-cell office:value-type="float" office:value="16000">
                <text:p>16000</text:p>
              </table:table-cell>
              <table:table-cell office:value-type="float" office:value="64333.897742">
                <text:p>64333.897742</text:p>
              </table:table-cell>
              <table:table-cell office:value-type="float" office:value="16000">
                <text:p>16000</text:p>
              </table:table-cell>
              <table:table-cell office:value-type="float" office:value="192355.27497">
                <text:p>192355.27497</text:p>
              </table:table-cell>
              <table:table-cell office:value-type="float" office:value="16000">
                <text:p>16000</text:p>
              </table:table-cell>
              <table:table-cell office:value-type="float" office:value="191039.050204">
                <text:p>191039.050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60535.185552">
                <text:p>60535.185552</text:p>
              </table:table-cell>
              <table:table-cell office:value-type="float" office:value="17000">
                <text:p>17000</text:p>
              </table:table-cell>
              <table:table-cell office:value-type="float" office:value="60535.325963">
                <text:p>60535.325963</text:p>
              </table:table-cell>
              <table:table-cell office:value-type="float" office:value="17000">
                <text:p>17000</text:p>
              </table:table-cell>
              <table:table-cell office:value-type="float" office:value="181098.950038">
                <text:p>181098.950038</text:p>
              </table:table-cell>
              <table:table-cell office:value-type="float" office:value="17000">
                <text:p>17000</text:p>
              </table:table-cell>
              <table:table-cell office:value-type="float" office:value="181186.24142">
                <text:p>181186.24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